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961*"/>
    </style:style>
    <style:style style:name="Tabla3.B" style:family="table-column">
      <style:table-column-properties style:column-width="15.305cm" style:rel-column-width="8677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2"/>
    </style:style>
    <style:style style:name="P45" style:family="paragraph" style:parent-style-name="Text_20_body">
      <style:text-properties style:font-name="Calibri2" officeooo:rsid="0043e67a" officeooo:paragraph-rsid="0043e67a"/>
    </style:style>
    <style:style style:name="P46" style:family="paragraph" style:parent-style-name="Text_20_body">
      <style:text-properties style:font-name="Calibri2" officeooo:rsid="0043e67a" officeooo:paragraph-rsid="00462c75"/>
    </style:style>
    <style:style style:name="P47" style:family="paragraph" style:parent-style-name="Text_20_body">
      <style:text-properties style:font-name="Calibri2" officeooo:paragraph-rsid="00462c75"/>
    </style:style>
    <style:style style:name="P48" style:family="paragraph" style:parent-style-name="Text_20_body">
      <style:text-properties style:font-name="Calibri2" officeooo:rsid="0053d8e7" officeooo:paragraph-rsid="0053d8e7"/>
    </style:style>
    <style:style style:name="P49" style:family="paragraph" style:parent-style-name="Text_20_body">
      <style:text-properties officeooo:paragraph-rsid="00462c75"/>
    </style:style>
    <style:style style:name="P50" style:family="paragraph" style:parent-style-name="Text_20_body">
      <style:text-properties officeooo:rsid="00462c75" officeooo:paragraph-rsid="00462c75"/>
    </style:style>
    <style:style style:name="P51" style:family="paragraph" style:parent-style-name="Text_20_body">
      <style:text-properties officeooo:rsid="004e8846" officeooo:paragraph-rsid="004e8846"/>
    </style:style>
    <style:style style:name="P52" style:family="paragraph" style:parent-style-name="Text_20_body">
      <style:text-properties style:text-underline-style="none" officeooo:rsid="0036b9cb" officeooo:paragraph-rsid="00462c75"/>
    </style:style>
    <style:style style:name="P53" style:family="paragraph" style:parent-style-name="Text_20_body">
      <style:text-properties style:text-line-through-style="none" style:text-line-through-type="none" style:font-name="Calibri2" officeooo:rsid="004be2cf" officeooo:paragraph-rsid="004be2cf"/>
    </style:style>
    <style:style style:name="P54" style:family="paragraph" style:parent-style-name="Text_20_body">
      <style:text-properties style:use-window-font-color="true" style:text-underline-style="non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style:font-name="Calibri2" officeooo:rsid="00579bd5" officeooo:paragraph-rsid="00579bd5"/>
    </style:style>
    <style:style style:name="P57" style:family="paragraph" style:parent-style-name="Heading_20_1" style:master-page-name="Cos">
      <style:paragraph-properties fo:text-align="center" style:justify-single-word="false" style:page-number="auto"/>
    </style:style>
    <style:style style:name="P58" style:family="paragraph" style:parent-style-name="Heading_20_1">
      <style:paragraph-properties fo:break-before="page"/>
      <style:text-properties officeooo:rsid="002c4ece" officeooo:paragraph-rsid="002c4ece"/>
    </style:style>
    <style:style style:name="P59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60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61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62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63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style:font-name="Calibri2" officeooo:rsid="00350403"/>
    </style:style>
    <style:style style:name="T26" style:family="text">
      <style:text-properties style:font-name="Calibri2" officeooo:rsid="00462c75"/>
    </style:style>
    <style:style style:name="T27" style:family="text">
      <style:text-properties style:font-name="Calibri2" officeooo:rsid="0043e67a"/>
    </style:style>
    <style:style style:name="T28" style:family="text">
      <style:text-properties officeooo:rsid="00425e37"/>
    </style:style>
    <style:style style:name="T29" style:family="text">
      <style:text-properties officeooo:rsid="00462c75"/>
    </style:style>
    <style:style style:name="T30" style:family="text">
      <style:text-properties fo:color="#f39000" style:font-name="Calibri1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officeooo:rsid="004cb3dd"/>
    </style:style>
    <style:style style:name="T32" style:family="text">
      <style:text-properties style:text-line-through-style="none" style:text-line-through-type="none" style:font-name="Calibri2" officeooo:rsid="004be2cf"/>
    </style:style>
    <style:style style:name="T33" style:family="text">
      <style:text-properties style:use-window-font-color="true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088890308944" text:id="ct94088890308944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088842436384" text:id="ct94088842436384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088890355024" text:id="ct94088890355024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088890628672" text:id="ct94088890628672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088890648816" text:id="ct94088890648816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088890652432" text:id="ct94088890652432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088890654176" text:id="ct94088890654176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088890655776" text:id="ct94088890655776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088890658944" text:id="ct94088890658944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088890661504" text:id="ct94088890661504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088890664320" text:id="ct94088890664320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088890666736" text:id="ct94088890666736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088890625072" text:id="ct94088890625072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088890668112" text:id="ct94088890668112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088890668832" text:id="ct94088890668832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088890669728" text:id="ct94088890669728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088913424784" text:id="ct94088913424784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088913507328" text:id="ct94088913507328">
          <text:insertion>
            <office:change-info>
              <dc:creator>Autor desconocido</dc:creator>
              <dc:date>2020-10-09T09:13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9" draw:style-name="gr1"><draw:frame draw:name="Picture 2" draw:style-name="gr2" draw:text-style-name="P64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64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489111383" text:style-name="Outline">
        <text:list-header>
          <text:h text:style-name="P5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21421_3940995463" text:style-name="Index_20_Link" text:visited-style-name="Index_20_Link">Control de versions del document<text:tab/>2</text:a></text:p>
          <text:p text:style-name="P55"><text:a xlink:type="simple" xlink:href="#__RefHeading___Toc21295_3940995463" text:style-name="Index_20_Link" text:visited-style-name="Index_20_Link">1. Versió 1.4.14<text:tab/>4</text:a></text:p>
          <text:p text:style-name="P55"><text:a xlink:type="simple" xlink:href="#__RefHeading___Toc550_3813171400" text:style-name="Index_20_Link" text:visited-style-name="Index_20_Link">2. Versió 1.4.15<text:tab/>5</text:a></text:p>
          <text:p text:style-name="P55"><text:a xlink:type="simple" xlink:href="#__RefHeading___Toc552_3813171400" text:style-name="Index_20_Link" text:visited-style-name="Index_20_Link">3. Versió 1.4.16<text:tab/>6</text:a></text:p>
          <text:p text:style-name="P55"><text:a xlink:type="simple" xlink:href="#__RefHeading___Toc635_1356175614" text:style-name="Index_20_Link" text:visited-style-name="Index_20_Link">4. Versió 1.4.17<text:tab/>7</text:a></text:p>
          <text:p text:style-name="P55"><text:a xlink:type="simple" xlink:href="#__RefHeading___Toc714_3238567512" text:style-name="Index_20_Link" text:visited-style-name="Index_20_Link">5. Versió 1.4.18<text:tab/>8</text:a></text:p>
          <text:p text:style-name="P55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</text:index-body>
      </text:table-of-content>
      <text:p text:style-name="P5"/>
      <text:list xml:id="list91324518366581" text:continue-numbering="true" text:style-name="Outline">
        <text:list-item>
          <text:h text:style-name="P58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91325873949797" text:continue-numbering="true" text:style-name="Outline">
        <text:list-item>
          <text:h text:style-name="P59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326069706147" text:continue-numbering="true" text:style-name="Outline">
        <text:list-item>
          <text:h text:style-name="P60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91325170795504" text:continue-numbering="true" text:style-name="Outline">
        <text:list-item>
          <text:h text:style-name="P61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91324266992971" text:continue-numbering="true" text:style-name="Outline">
        <text:list-item>
          <text:h text:style-name="P62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28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91325115993142" text:continue-numbering="true" text:style-name="Outline">
        <text:list-item>
          <text:h text:style-name="P63" text:outline-level="1"><text:bookmark-start text:name="__RefHeading___Toc4685_2077891464"/><text:span text:style-name="T8">Versió 1.4.</text:span><text:span text:style-name="T20">1</text:span><text:span text:style-name="T30">9</text:span><text:bookmark-end text:name="__RefHeading___Toc4685_2077891464"/></text:h>
        </text:list-item>
      </text:list>
      <text:p text:style-name="P49"><text:span text:style-name="T4">Data</text:span>: </text:p>
      <text:p text:style-name="P49"><text:span text:style-name="T29">30</text:span><text:span text:style-name="T20">/0</text:span><text:span text:style-name="T29">9</text:span>/20<text:span text:style-name="T22">20</text:span></text:p>
      <text:p text:style-name="P49"><text:span text:style-name="T4">Resum</text:span>:</text:p>
      <text:p text:style-name="P50"><text:span text:style-name="T31">Renovació i m</text:span>odernització de la vista</text:p>
      <text:p text:style-name="P49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9"><text:span text:style-name="T25">#</text:span><text:span text:style-name="T26">56</text:span></text:p>
          </table:table-cell>
          <table:table-cell table:style-name="Tabla3.B1" office:value-type="string">
            <text:p text:style-name="P54"><text:change-start text:change-id="ct94088890308944"/>Optimització consulta de peticions amb rol administrador<text:change-end text:change-id="ct94088890308944"/></text:p>
          </table:table-cell>
        </table:table-row>
        <table:table-row>
          <table:table-cell table:style-name="Tabla3.A2" office:value-type="string">
            <text:p text:style-name="P50">#60</text:p>
          </table:table-cell>
          <table:table-cell table:style-name="Tabla3.B2" office:value-type="string">
            <text:p text:style-name="P54"><text:change-start text:change-id="ct94088842436384"/>Permetre especificar un valor per al camp CodigoUnidadTramitadora<text:change-end text:change-id="ct94088842436384"/></text:p>
          </table:table-cell>
        </table:table-row>
        <table:table-row>
          <table:table-cell table:style-name="Tabla3.A2" office:value-type="string">
            <text:p text:style-name="P49"><text:span text:style-name="T24">#6</text:span><text:span text:style-name="T26">2</text:span></text:p>
          </table:table-cell>
          <table:table-cell table:style-name="Tabla3.B2" office:value-type="string">
            <text:p text:style-name="P54"><text:change-start text:change-id="ct94088890355024"/>Permetre agrupar els procediments definits a PINBAL<text:change-end text:change-id="ct94088890355024"/></text:p>
          </table:table-cell>
        </table:table-row>
        <table:table-row>
          <table:table-cell table:style-name="Tabla3.A2" office:value-type="string">
            <text:p text:style-name="P49"><text:span text:style-name="T24">#</text:span><text:span text:style-name="T26">68</text:span></text:p>
          </table:table-cell>
          <table:table-cell table:style-name="Tabla3.B2" office:value-type="string">
            <text:p text:style-name="P54"><text:change-start text:change-id="ct94088890628672"/>Integració amb arxiu per emmagatzemar el justificant i integrar amb CONCSV.<text:change-end text:change-id="ct94088890628672"/></text:p>
          </table:table-cell>
        </table:table-row>
        <table:table-row>
          <table:table-cell table:style-name="Tabla3.A2" office:value-type="string">
            <text:p text:style-name="P49"><text:span text:style-name="T24">#</text:span><text:span text:style-name="T26">69</text:span></text:p>
          </table:table-cell>
          <table:table-cell table:style-name="Tabla3.B2" office:value-type="string">
            <text:p text:style-name="P54"><text:change-start text:change-id="ct94088890648816"/>Integració amb la firma de servidor portafib<text:change-end text:change-id="ct94088890648816"/></text:p>
          </table:table-cell>
        </table:table-row>
        <table:table-row>
          <table:table-cell table:style-name="Tabla3.A2" office:value-type="string">
            <text:p text:style-name="P49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088890652432"/><text:a xlink:type="simple" xlink:href="https://github.com/GovernIB/pinbal/issues/76" office:target-frame-name="_blank" xlink:show="new" text:style-name="Internet_20_link" text:visited-style-name="Visited_20_Internet_20_Link"><text:span text:style-name="T33">Renovar intefície i capçalera</text:span></text:a><text:change-end text:change-id="ct94088890652432"/></text:p>
          </table:table-cell>
        </table:table-row>
        <table:table-row>
          <table:table-cell table:style-name="Tabla3.A2" office:value-type="string">
            <text:p text:style-name="P49"><text:span text:style-name="T24">#</text:span><text:span text:style-name="T26">82</text:span></text:p>
          </table:table-cell>
          <table:table-cell table:style-name="Tabla3.B2" office:value-type="string">
            <text:p text:style-name="P54"><text:change-start text:change-id="ct94088890654176"/>Convertir la lletra del DNI a majúscules a les consultes<text:change-end text:change-id="ct94088890654176"/></text:p>
          </table:table-cell>
        </table:table-row>
        <table:table-row>
          <table:table-cell table:style-name="Tabla3.A2" office:value-type="string">
            <text:p text:style-name="P49"><text:span text:style-name="T24">#</text:span><text:span text:style-name="T26">84</text:span></text:p>
          </table:table-cell>
          <table:table-cell table:style-name="Tabla3.B2" office:value-type="string">
            <text:p text:style-name="P54"><text:change-start text:change-id="ct94088890655776"/>Substituir el caràcter # pel codi HTML equivalent a les URLs<text:change-end text:change-id="ct94088890655776"/></text:p>
          </table:table-cell>
        </table:table-row>
        <table:table-row>
          <table:table-cell table:style-name="Tabla3.A2" office:value-type="string">
            <text:p text:style-name="P49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088890658944"/><text:a xlink:type="simple" xlink:href="https://github.com/GovernIB/pinbal/issues/85" office:target-frame-name="_blank" xlink:show="new" text:style-name="Internet_20_link" text:visited-style-name="Visited_20_Internet_20_Link"><text:span text:style-name="T33">Actualització disseny taules estàtiques</text:span></text:a><text:change-end text:change-id="ct94088890658944"/></text:p>
          </table:table-cell>
        </table:table-row>
        <table:table-row>
          <table:table-cell table:style-name="Tabla3.A2" office:value-type="string">
            <text:p text:style-name="P47">#8<text:span text:style-name="T29">6</text:span></text:p>
          </table:table-cell>
          <table:table-cell table:style-name="Tabla3.B2" office:value-type="string">
            <text:p text:style-name="Text_20_body"><text:change-start text:change-id="ct94088890661504"/><text:a xlink:type="simple" xlink:href="https://github.com/GovernIB/pinbal/issues/86" office:target-frame-name="_blank" xlink:show="new" text:style-name="Internet_20_link" text:visited-style-name="Visited_20_Internet_20_Link"><text:span text:style-name="T33">Actualització disseny finestres modals</text:span></text:a><text:change-end text:change-id="ct94088890661504"/></text:p>
          </table:table-cell>
        </table:table-row>
        <table:table-row>
          <table:table-cell table:style-name="Tabla3.A2" office:value-type="string">
            <text:p text:style-name="P49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088890664320"/><text:a xlink:type="simple" xlink:href="https://github.com/GovernIB/pinbal/issues/87" office:target-frame-name="_blank" xlink:show="new" text:style-name="Internet_20_link" text:visited-style-name="Visited_20_Internet_20_Link"><text:span text:style-name="T33">No es poden enviar peticions SCSP</text:span></text:a><text:change-end text:change-id="ct94088890664320"/></text:p>
          </table:table-cell>
        </table:table-row>
        <table:table-row>
          <table:table-cell table:style-name="Tabla3.A2" office:value-type="string">
            <text:p text:style-name="P46">#8<text:span text:style-name="T29">8</text:span></text:p>
          </table:table-cell>
          <table:table-cell table:style-name="Tabla3.B2" office:value-type="string">
            <text:p text:style-name="Text_20_body"><text:change-start text:change-id="ct94088890666736"/><text:a xlink:type="simple" xlink:href="https://github.com/GovernIB/pinbal/issues/88" office:target-frame-name="_blank" xlink:show="new" text:style-name="Internet_20_link" text:visited-style-name="Visited_20_Internet_20_Link"><text:span text:style-name="T33">Problema amb els camps de tipus enum a producció</text:span></text:a><text:change-end text:change-id="ct94088890666736"/></text:p>
          </table:table-cell>
        </table:table-row>
        <table:table-row>
          <table:table-cell table:style-name="Tabla3.A2" office:value-type="string">
            <text:p text:style-name="P48"><text:change-start text:change-id="ct94088890625072"/>#90<text:change-end text:change-id="ct94088890625072"/></text:p>
          </table:table-cell>
          <table:table-cell table:style-name="Tabla3.B2" office:value-type="string">
            <text:p text:style-name="Text_20_body"><text:change-start text:change-id="ct94088890668112"/>Les consultes no apareixen ordenades per data<text:change-end text:change-id="ct94088890668112"/></text:p>
          </table:table-cell>
        </table:table-row>
        <table:table-row>
          <table:table-cell table:style-name="Tabla3.A2" office:value-type="string">
            <text:p text:style-name="P48"><text:change-start text:change-id="ct94088890668832"/>#91<text:change-end text:change-id="ct94088890668832"/></text:p>
          </table:table-cell>
          <table:table-cell table:style-name="Tabla3.B2" office:value-type="string">
            <text:p text:style-name="Text_20_body"><text:change-start text:change-id="ct94088890669728"/>Error HTTP 404 al consultar error de generació de justificant<text:change-end text:change-id="ct94088890669728"/></text:p>
          </table:table-cell>
        </table:table-row>
        <table:table-row>
          <table:table-cell table:style-name="Tabla3.A15" office:value-type="string">
            <text:p text:style-name="P56"><text:change-start text:change-id="ct94088913424784"/>#92<text:change-end text:change-id="ct94088913424784"/></text:p>
          </table:table-cell>
          <table:table-cell table:style-name="Tabla3.B15" office:value-type="string">
            <text:p text:style-name="Text_20_body"><text:change-start text:change-id="ct94088913507328"/>Evitar bucle permanent al generar justificants de peticions amb errors<text:change-end text:change-id="ct94088913507328"/></text:p>
          </table:table-cell>
        </table:table-row>
      </table:table>
      <text:p text:style-name="P49"/>
      <text:p text:style-name="P49"><text:span text:style-name="T4">Base de dades</text:span>:</text:p>
      <text:p text:style-name="P53">62.sql - Permetre agrupar els procediments definits a PINBAL</text:p>
      <text:p text:style-name="P53"><text:soft-page-break/>68.sql - Integració amb arxiu per emmagatzemar el justificant i integrar amb CONCSV.</text:p>
      <text:p text:style-name="P49"><text:span text:style-name="T6">Paràmetres de configuració</text:span><text:span text:style-name="T3">:</text:span></text:p>
      <text:p text:style-name="P51">62.properties - <text:span text:style-name="T32">Permetre agrupar els procediments definits a PINBAL</text:span></text:p>
      <text:p text:style-name="P51">68.properties - <text:span text:style-name="T32">ntegració amb arxiu per emmagatzemar el justificant i integrar amb CONCSV.</text:span></text:p>
      <text:p text:style-name="P51">69.properties - <text:span text:style-name="T24">Integració amb la firma de servidor portafib</text:span></text:p>
      <text:p text:style-name="P35"/>
      <text:p text:style-name="P35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9T09:13:23.928104625">09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2M17S</meta:editing-duration>
    <meta:editing-cycles>38</meta:editing-cycles>
    <meta:generator>LibreOffice/6.4.6.2$Linux_X86_64 LibreOffice_project/40$Build-2</meta:generator>
    <dc:date>2020-10-09T09:13:23.801122248</dc:date>
    <meta:document-statistic meta:table-count="12" meta:image-count="0" meta:object-count="0" meta:page-count="10" meta:paragraph-count="184" meta:word-count="768" meta:character-count="5026" meta:non-whitespace-character-count="4425"/>
  </office:meta>
</office:document-meta>
</file>